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2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9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5/8: 0.0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8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8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2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2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2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2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2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2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2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2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2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2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2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2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2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2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3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3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3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3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3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3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3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3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3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3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2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2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05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2: 0.3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2: 0.4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2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2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2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2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7/12: 0.1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8/12: 0.2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9/12: 0.2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0/12: 0.3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1/12: 0.3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2/12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1: 0.3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1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1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8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8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3/8: 0.4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4/8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1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1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2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2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2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2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2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2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2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2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3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3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3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2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2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2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2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2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2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2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2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2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2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12: 0.4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12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2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1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5/11: 0.1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6/11: 0.1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1: 0.2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1: 0.2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1: 0.3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1: 0.3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1: 0.3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3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3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3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2:30:04.136645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